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language="ru" fo:country="RU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 style:list-style-name="L5">
      <style:paragraph-properties fo:text-align="start" style:justify-single-word="false"/>
    </style:style>
    <style:style style:name="P9" style:family="paragraph" style:parent-style-name="Table_20_Contents" style:list-style-name="L7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Работа с базой пользователей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3">Загрузка файлов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<text:span text:style-name="T1">HREx</text:span>-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<text:span text:style-name="T2">рекрутер, фрилансер</text:span>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Файл загружен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инициирует загрузку файла;</text:p>
            <text:p text:style-name="P3">2. Система предоставляет диалоговое окно для выбора файла для загрузки;</text:p>
            <text:p text:style-name="P3">3. Актер выбирает файл для загрузки;</text:p>
            <text:p text:style-name="P3">4. Система производит проверку формата и размера файла;</text:p>
            <text:p text:style-name="P3">5. Система производит загрузку выбранного файла;</text:p>
            <text:p text:style-name="P3">6. Система выдает сообщение об удачной загрузке файла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4а. Некорректный формат файла:</text:p>
            <text:list xml:id="list37495646" text:style-name="L5">
              <text:list-item>
                <text:p text:style-name="P8"><text:span text:style-name="T3">Система выдает предупреждение о том, что формат файла недопустим и его загрузка не возможна;</text:span></text:p>
              </text:list-item>
              <text:list-item>
                <text:p text:style-name="P8"><text:span text:style-name="T3">Система возвращает актеру диалоговое окно для выбора файла с корректным форматом файла;</text:span></text:p>
              </text:list-item>
              <text:list-item>
                <text:p text:style-name="P8"><text:span text:style-name="T3">Актер выбирает новый файл;</text:span></text:p>
              </text:list-item>
              <text:list-item>
                <text:p text:style-name="P8"><text:span text:style-name="T3">См. п. 4</text:span></text:p>
              </text:list-item>
            </text:list>
            <text:p text:style-name="P2"><text:span text:style-name="T3">4б. Размер файла превышает допустимый:</text:span></text:p>
            <text:list xml:id="list37704255" text:style-name="L7">
              <text:list-item>
                <text:p text:style-name="P9"><text:span text:style-name="T3">Система выдает предупреждение о том, что размеры файла превышают допустимые и его загрузка не возможна;</text:span></text:p>
              </text:list-item>
              <text:list-item>
                <text:p text:style-name="P9"><text:span text:style-name="T3">Система возвращает актеру диалоговое окно для выбора файла с допустимыми размерами файла;</text:span></text:p>
              </text:list-item>
              <text:list-item>
                <text:p text:style-name="P9"><text:span text:style-name="T3">Актер выбирает новый файл;</text:span></text:p>
              </text:list-item>
              <text:list-item>
                <text:p text:style-name="P9"><text:span text:style-name="T3">См. п. 4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23T18:00:13.95</dc:date>
    <dc:creator>Alina Kulish</dc:creator>
    <meta:editing-duration>PT02H14M19S</meta:editing-duration>
    <meta:editing-cycles>11</meta:editing-cycles>
    <meta:generator>OpenOffice.org/3.0$Win32 OpenOffice.org_project/300m15$Build-9379</meta:generator>
    <meta:document-statistic meta:table-count="1" meta:image-count="0" meta:object-count="0" meta:page-count="1" meta:paragraph-count="35" meta:word-count="160" meta:character-count="1087"/>
    <meta:user-defined meta:name="Поле 1"/>
    <meta:user-defined meta:name="Поле 2"/>
    <meta:user-defined meta:name="Поле 3"/>
    <meta:user-defined meta:name="Поле 4"/>
  </office:meta>
</office:document-meta>
</file>